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1.404cm" fo:margin-left="3.821cm" table:align="left"/>
    </style:style>
    <style:style style:name="Tabla1.A" style:family="table-column">
      <style:table-column-properties style:column-width="4.683cm"/>
    </style:style>
    <style:style style:name="Tabla1.B" style:family="table-column">
      <style:table-column-properties style:column-width="6.72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1.B1" style:family="table-cell">
      <style:table-cell-properties fo:padding="0.097cm" fo:border="0.5pt solid #000000" style:writing-mode="page"/>
    </style:style>
    <style:style style:name="Tabla1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1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" style:family="table">
      <style:table-properties style:width="16.193cm" table:align="left"/>
    </style:style>
    <style:style style:name="Tabla2.A" style:family="table-column">
      <style:table-column-properties style:column-width="4.9cm"/>
    </style:style>
    <style:style style:name="Tabla2.B" style:family="table-column">
      <style:table-column-properties style:column-width="1.609cm"/>
    </style:style>
    <style:style style:name="Tabla2.C" style:family="table-column">
      <style:table-column-properties style:column-width="2.487cm"/>
    </style:style>
    <style:style style:name="Tabla2.D" style:family="table-column">
      <style:table-column-properties style:column-width="2.408cm"/>
    </style:style>
    <style:style style:name="Tabla2.E" style:family="table-column">
      <style:table-column-properties style:column-width="1.905cm"/>
    </style:style>
    <style:style style:name="Tabla2.F" style:family="table-column">
      <style:table-column-properties style:column-width="2.884cm"/>
    </style:style>
    <style:style style:name="Tabla2.A1" style:family="table-cell">
      <style:table-cell-properties style:vertical-align="middle" fo:padding="0.097cm" fo:border="none"/>
    </style:style>
    <style:style style:name="Tabla2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2.E1" style:family="table-cell">
      <style:table-cell-properties fo:padding="0.097cm" fo:border-left="0.5pt solid #000000" fo:border-right="none" fo:border-top="0.5pt solid #000000" fo:border-bottom="0.5pt solid #000000"/>
    </style:style>
    <style:style style:name="Tabla2.F1" style:family="table-cell">
      <style:table-cell-properties fo:padding="0.097cm" fo:border="0.5pt solid #000000"/>
    </style:style>
    <style:style style:name="Tabla2.A2" style:family="table-cell">
      <style:table-cell-properties style:vertical-align="middle" fo:padding="0.097cm" fo:border="0.5pt solid #000000"/>
    </style:style>
    <style:style style:name="Tabla2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F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fo:font-style="italic" officeooo:rsid="000bc8bc" officeooo:paragraph-rsid="000bc8bc" style:font-style-asian="italic" style:font-style-complex="italic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0c81d4" officeooo:paragraph-rsid="000c81d4" style:font-weight-asian="bold" style:font-weight-complex="bold"/>
    </style:style>
    <style:style style:name="P4" style:family="paragraph" style:parent-style-name="Text_20_body">
      <style:text-properties officeooo:rsid="0053cd04" officeooo:paragraph-rsid="000bc8bc"/>
    </style:style>
    <style:style style:name="P5" style:family="paragraph" style:parent-style-name="Text_20_body">
      <style:text-properties officeooo:rsid="000bc8bc" officeooo:paragraph-rsid="000bc8bc"/>
    </style:style>
    <style:style style:name="P6" style:family="paragraph" style:parent-style-name="Text_20_body">
      <style:text-properties officeooo:paragraph-rsid="000c81d4"/>
    </style:style>
    <style:style style:name="P7" style:family="paragraph" style:parent-style-name="Text_20_body">
      <loext:graphic-properties draw:fill="none"/>
      <style:paragraph-properties fo:margin-left="2.3cm" fo:margin-right="0cm" fo:margin-top="0cm" fo:margin-bottom="0.247cm" style:contextual-spacing="false" fo:line-height="115%" fo:text-indent="-0.6cm" style:auto-text-indent="false" fo:background-color="transparent"/>
      <style:text-properties officeooo:rsid="000c81d4" officeooo:paragraph-rsid="000c81d4"/>
    </style:style>
    <style:style style:name="P8" style:family="paragraph" style:parent-style-name="Text_20_body">
      <style:text-properties officeooo:rsid="00555127" officeooo:paragraph-rsid="000bc8bc"/>
    </style:style>
    <style:style style:name="P9" style:family="paragraph" style:parent-style-name="Text_20_body">
      <style:text-properties officeooo:rsid="0058484d" officeooo:paragraph-rsid="00116f0f"/>
    </style:style>
    <style:style style:name="P10" style:family="paragraph" style:parent-style-name="Heading_20_1">
      <style:paragraph-properties fo:text-align="center" style:justify-single-word="false"/>
      <style:text-properties officeooo:paragraph-rsid="000bc8bc"/>
    </style:style>
    <style:style style:name="P1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57fdf9" officeooo:paragraph-rsid="000bc8bc" style:font-name-asian="Noto Sans CJK SC" style:font-size-asian="18.2000007629395pt" style:font-weight-asian="bold" style:font-name-complex="Lohit Devanagari1" style:font-size-complex="18.2000007629395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officeooo:rsid="0057fdf9" officeooo:paragraph-rsid="00161e7d"/>
    </style:style>
    <style:style style:name="P13" style:family="paragraph" style:parent-style-name="Table_20_Contents">
      <style:paragraph-properties fo:text-align="center" style:justify-single-word="false"/>
      <style:text-properties officeooo:rsid="0058377e" officeooo:paragraph-rsid="00161e7d"/>
    </style:style>
    <style:style style:name="P14" style:family="paragraph" style:parent-style-name="Table_20_Contents">
      <style:paragraph-properties fo:text-align="center" style:justify-single-word="false"/>
      <style:text-properties officeooo:rsid="001876b0" officeooo:paragraph-rsid="001876b0"/>
    </style:style>
    <style:style style:name="P15" style:family="paragraph" style:parent-style-name="Table_20_Contents">
      <style:paragraph-properties fo:text-align="center" style:justify-single-word="false"/>
      <style:text-properties officeooo:rsid="001c5a19" officeooo:paragraph-rsid="001c5a19"/>
    </style:style>
    <style:style style:name="P16" style:family="paragraph" style:parent-style-name="Table_20_Contents">
      <style:paragraph-properties fo:text-align="center" style:justify-single-word="false"/>
      <style:text-properties officeooo:rsid="001e1663" officeooo:paragraph-rsid="001e1663"/>
    </style:style>
    <style:style style:name="P17" style:family="paragraph" style:parent-style-name="Table_20_Contents">
      <style:paragraph-properties fo:text-align="center" style:justify-single-word="false"/>
      <style:text-properties officeooo:rsid="0020c81c" officeooo:paragraph-rsid="0020c81c"/>
    </style:style>
    <style:style style:name="P18" style:family="paragraph" style:parent-style-name="Table_20_Heading">
      <style:text-properties officeooo:rsid="0057fdf9" officeooo:paragraph-rsid="00161e7d"/>
    </style:style>
    <style:style style:name="P19" style:family="paragraph" style:parent-style-name="Table_20_Heading">
      <style:text-properties fo:font-size="12pt" officeooo:rsid="0057fdf9" officeooo:paragraph-rsid="00161e7d" style:font-size-asian="10.5pt" style:font-size-complex="12pt"/>
    </style:style>
    <style:style style:name="P20" style:family="paragraph" style:parent-style-name="Table_20_Heading">
      <style:text-properties officeooo:rsid="0058377e" officeooo:paragraph-rsid="00161e7d"/>
    </style:style>
    <style:style style:name="P21" style:family="paragraph" style:parent-style-name="Table_20_Heading">
      <style:text-properties officeooo:paragraph-rsid="00161e7d"/>
    </style:style>
    <style:style style:name="P22" style:family="paragraph" style:parent-style-name="Text_20_body" style:list-style-name="L1">
      <style:text-properties officeooo:paragraph-rsid="000bc8bc"/>
    </style:style>
    <style:style style:name="P23" style:family="paragraph" style:parent-style-name="Text_20_body" style:list-style-name="L1">
      <style:text-properties officeooo:rsid="0052992a" officeooo:paragraph-rsid="000bc8bc"/>
    </style:style>
    <style:style style:name="P24" style:family="paragraph" style:parent-style-name="Text_20_body" style:list-style-name="L1">
      <style:text-properties officeooo:rsid="000bc8bc" officeooo:paragraph-rsid="000bc8bc"/>
    </style:style>
    <style:style style:name="P25" style:family="paragraph" style:parent-style-name="Text_20_body" style:list-style-name="L2">
      <style:text-properties officeooo:rsid="000bc8bc" officeooo:paragraph-rsid="000bc8bc"/>
    </style:style>
    <style:style style:name="P26" style:family="paragraph" style:parent-style-name="Text_20_body" style:list-style-name="L1">
      <style:text-properties officeooo:rsid="000c115f" officeooo:paragraph-rsid="000c115f"/>
    </style:style>
    <style:style style:name="P27" style:family="paragraph" style:parent-style-name="Text_20_body" style:list-style-name="L1">
      <style:text-properties officeooo:rsid="0053cd04" officeooo:paragraph-rsid="000bc8bc"/>
    </style:style>
    <style:style style:name="P28" style:family="paragraph" style:parent-style-name="Text_20_body" style:list-style-name="L3" style:master-page-name="">
      <loext:graphic-properties draw:fill="none"/>
      <style:paragraph-properties fo:margin-left="2.3cm" fo:margin-right="0cm" fo:margin-top="0cm" fo:margin-bottom="0.247cm" style:contextual-spacing="false" fo:line-height="115%" fo:text-indent="-0.6cm" style:auto-text-indent="false" style:page-number="auto" fo:background-color="transparent"/>
      <style:text-properties officeooo:rsid="0053cd04" officeooo:paragraph-rsid="000bc8bc"/>
    </style:style>
    <style:style style:name="P29" style:family="paragraph" style:parent-style-name="Text_20_body" style:list-style-name="L3">
      <loext:graphic-properties draw:fill="none"/>
      <style:paragraph-properties fo:margin-left="2.3cm" fo:margin-right="0cm" fo:margin-top="0cm" fo:margin-bottom="0.247cm" style:contextual-spacing="false" fo:line-height="115%" fo:text-indent="-0.6cm" style:auto-text-indent="false" fo:background-color="transparent"/>
      <style:text-properties officeooo:rsid="0053cd04" officeooo:paragraph-rsid="000bc8bc"/>
    </style:style>
    <style:style style:name="P30" style:family="paragraph" style:parent-style-name="Text_20_body" style:list-style-name="L3">
      <loext:graphic-properties draw:fill="none"/>
      <style:paragraph-properties fo:margin-left="2.3cm" fo:margin-right="0cm" fo:margin-top="0cm" fo:margin-bottom="0.247cm" style:contextual-spacing="false" fo:line-height="115%" fo:text-indent="-0.6cm" style:auto-text-indent="false" fo:background-color="transparent"/>
      <style:text-properties officeooo:rsid="000c81d4" officeooo:paragraph-rsid="000c81d4"/>
    </style:style>
    <style:style style:name="P31" style:family="paragraph" style:parent-style-name="Text_20_body" style:list-style-name="L3">
      <loext:graphic-properties draw:fill="none"/>
      <style:paragraph-properties fo:margin-left="0cm" fo:margin-right="0cm" fo:margin-top="0cm" fo:margin-bottom="0.247cm" style:contextual-spacing="false" fo:line-height="115%" fo:text-indent="0cm" style:auto-text-indent="false" fo:background-color="transparent"/>
      <style:text-properties officeooo:rsid="000c81d4" officeooo:paragraph-rsid="000c81d4"/>
    </style:style>
    <style:style style:name="P32" style:family="paragraph" style:parent-style-name="Text_20_body" style:list-style-name="L3">
      <loext:graphic-properties draw:fill="none"/>
      <style:paragraph-properties fo:margin-left="2.3cm" fo:margin-right="0cm" fo:margin-top="0cm" fo:margin-bottom="0.247cm" style:contextual-spacing="false" fo:line-height="115%" fo:text-indent="-0.6cm" style:auto-text-indent="false" fo:background-color="transparent"/>
      <style:text-properties officeooo:rsid="000c81d4" officeooo:paragraph-rsid="000f95e8"/>
    </style:style>
    <style:style style:name="P33" style:family="paragraph" style:parent-style-name="Text_20_body" style:list-style-name="L3">
      <loext:graphic-properties draw:fill="none"/>
      <style:paragraph-properties fo:margin-left="2.3cm" fo:margin-right="0cm" fo:margin-top="0cm" fo:margin-bottom="0.247cm" style:contextual-spacing="false" fo:line-height="115%" fo:text-indent="-0.6cm" style:auto-text-indent="false" fo:background-color="transparent"/>
      <style:text-properties officeooo:paragraph-rsid="000bc8bc"/>
    </style:style>
    <style:style style:name="P34" style:family="paragraph" style:parent-style-name="Text_20_body" style:list-style-name="L4">
      <style:text-properties officeooo:rsid="00555127" officeooo:paragraph-rsid="000bc8bc"/>
    </style:style>
    <style:style style:name="P35" style:family="paragraph" style:parent-style-name="Text_20_body" style:list-style-name="L5">
      <style:text-properties officeooo:rsid="00116f0f" officeooo:paragraph-rsid="00116f0f"/>
    </style:style>
    <style:style style:name="P36" style:family="paragraph" style:parent-style-name="Text_20_body" style:list-style-name="L4">
      <style:text-properties officeooo:rsid="0056e727" officeooo:paragraph-rsid="000bc8bc"/>
    </style:style>
    <style:style style:name="P37" style:family="paragraph" style:parent-style-name="Text_20_body" style:list-style-name="L4">
      <style:text-properties officeooo:rsid="0013379c" officeooo:paragraph-rsid="0013379c"/>
    </style:style>
    <style:style style:name="P38" style:family="paragraph" style:parent-style-name="Text_20_body" style:list-style-name="L4">
      <style:text-properties officeooo:rsid="00141c48" officeooo:paragraph-rsid="00141c48"/>
    </style:style>
    <style:style style:name="P39" style:family="paragraph" style:parent-style-name="Text_20_body" style:list-style-name="L4">
      <style:text-properties officeooo:rsid="0058484d" officeooo:paragraph-rsid="00116f0f"/>
    </style:style>
    <style:style style:name="P40" style:family="paragraph" style:parent-style-name="Text_20_body" style:list-style-name="L4">
      <style:text-properties officeooo:rsid="0057fdf9" officeooo:paragraph-rsid="00116f0f"/>
    </style:style>
    <style:style style:name="P41" style:family="paragraph" style:parent-style-name="Text_20_body" style:list-style-name="L6">
      <style:text-properties officeooo:rsid="0057fdf9" officeooo:paragraph-rsid="00161e7d"/>
    </style:style>
    <style:style style:name="P42" style:family="paragraph" style:parent-style-name="Text_20_body">
      <style:text-properties officeooo:rsid="0057fdf9" officeooo:paragraph-rsid="00161e7d"/>
    </style:style>
    <style:style style:name="P43" style:family="paragraph" style:parent-style-name="Text_20_body" style:list-style-name="L6">
      <style:text-properties officeooo:rsid="0058377e" officeooo:paragraph-rsid="00161e7d"/>
    </style:style>
    <style:style style:name="P44" style:family="paragraph" style:parent-style-name="Text_20_body">
      <style:text-properties officeooo:rsid="0058377e" officeooo:paragraph-rsid="00161e7d"/>
    </style:style>
    <style:style style:name="P45" style:family="paragraph" style:parent-style-name="Text_20_body" style:list-style-name="L7">
      <style:text-properties officeooo:rsid="0057d6ba" officeooo:paragraph-rsid="000bc8bc"/>
    </style:style>
    <style:style style:name="P46" style:family="paragraph" style:parent-style-name="Text_20_body" style:list-style-name="L7">
      <style:text-properties officeooo:rsid="00161e7d" officeooo:paragraph-rsid="00161e7d"/>
    </style:style>
    <style:style style:name="P47" style:family="paragraph" style:parent-style-name="Text_20_body" style:list-style-name="L4">
      <style:text-properties officeooo:rsid="00174d0f" officeooo:paragraph-rsid="00174d0f"/>
    </style:style>
    <style:style style:name="P48" style:family="paragraph" style:parent-style-name="Text_20_body" style:list-style-name="L7">
      <style:text-properties officeooo:rsid="001be570" officeooo:paragraph-rsid="001be570"/>
    </style:style>
    <style:style style:name="P49" style:family="paragraph" style:parent-style-name="Text_20_body" style:list-style-name="L6">
      <style:text-properties officeooo:rsid="001fae35" officeooo:paragraph-rsid="001fae35"/>
    </style:style>
    <style:style style:name="P50" style:family="paragraph" style:parent-style-name="Text_20_body" style:list-style-name="L6">
      <style:text-properties officeooo:rsid="0020c81c" officeooo:paragraph-rsid="0020c81c"/>
    </style:style>
    <style:style style:name="T1" style:family="text">
      <style:text-properties style:font-name="Liberation Sans" fo:font-size="18.2000007629395pt" fo:font-weight="bold" officeooo:rsid="000db596" style:font-name-asian="Noto Sans CJK SC" style:font-size-asian="18.2000007629395pt" style:font-weight-asian="bold" style:font-name-complex="Lohit Devanagari1" style:font-size-complex="18.2000007629395pt" style:font-weight-complex="bold"/>
    </style:style>
    <style:style style:name="T2" style:family="text">
      <style:text-properties officeooo:rsid="0053cd04"/>
    </style:style>
    <style:style style:name="T3" style:family="text">
      <style:text-properties officeooo:rsid="0052992a"/>
    </style:style>
    <style:style style:name="T4" style:family="text">
      <style:text-properties officeooo:rsid="00544851"/>
    </style:style>
    <style:style style:name="T5" style:family="text">
      <style:text-properties officeooo:rsid="0057d6ba"/>
    </style:style>
    <style:style style:name="T6" style:family="text">
      <style:text-properties officeooo:rsid="005631e9"/>
    </style:style>
    <style:style style:name="T7" style:family="text">
      <style:text-properties officeooo:rsid="000c115f"/>
    </style:style>
    <style:style style:name="T8" style:family="text">
      <style:text-properties officeooo:rsid="000c81d4"/>
    </style:style>
    <style:style style:name="T9" style:family="text">
      <style:text-properties fo:font-style="normal" officeooo:rsid="000c81d4" style:font-style-asian="normal" style:font-style-complex="normal"/>
    </style:style>
    <style:style style:name="T10" style:family="text">
      <style:text-properties officeooo:rsid="000f95e8"/>
    </style:style>
    <style:style style:name="T11" style:family="text">
      <style:text-properties officeooo:rsid="00126fa9"/>
    </style:style>
    <style:style style:name="T12" style:family="text">
      <style:text-properties officeooo:rsid="0013379c"/>
    </style:style>
    <style:style style:name="T13" style:family="text">
      <style:text-properties officeooo:rsid="00141c48"/>
    </style:style>
    <style:style style:name="T14" style:family="text">
      <style:text-properties officeooo:rsid="00161e7d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officeooo:rsid="001876b0"/>
    </style:style>
    <style:style style:name="T17" style:family="text">
      <style:text-properties officeooo:rsid="00196d53"/>
    </style:style>
    <style:style style:name="T18" style:family="text">
      <style:text-properties officeooo:rsid="001af0d3"/>
    </style:style>
    <style:style style:name="T19" style:family="text">
      <style:text-properties officeooo:rsid="001be570"/>
    </style:style>
    <style:style style:name="T20" style:family="text">
      <style:text-properties officeooo:rsid="0020c81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<text:span text:style-name="T1">C</text:span><text:span text:style-name="T2">omunicación</text:span></text:h>
      <text:list xml:id="list3985214267" text:style-name="L1">
        <text:list-item>
          <text:p text:style-name="P23">¿Qué es un protocolo en informática? ¿Qué aspectos debe definir?</text:p>
          <text:p text:style-name="P24">Un protocolo es un conjunto de reglas o normas que deben seguir dos elementos, en caso de la informática entre sistemas, para establecer comunicación entre ellos. En ellos se debe definir <text:span text:style-name="T8">las normas.</text:span></text:p>
        </text:list-item>
      </text:list>
      <text:p text:style-name="P5"/>
      <text:list xml:id="list174356155932718" text:continue-numbering="true" text:style-name="L1">
        <text:list-item>
          <text:p text:style-name="P23">Nombra las capas existentes en TCP/IP y resume muy brevemente cuáles son sus funcionalidades. </text:p>
          <text:p text:style-name="P24">Son 4 capas: Aplicación, transporte, red y de acceso a la red.</text:p>
        </text:list-item>
      </text:list>
      <text:list xml:id="list3622263312" text:style-name="L2">
        <text:list-item>
          <text:p text:style-name="P25">Aplicación: capa que está en contacto directo con el usuario y que incluye los protocolos utilizados por aplicaciones que ofrecen un servicio a estos.</text:p>
        </text:list-item>
        <text:list-item>
          <text:p text:style-name="P25">Transporte: incluye los protocolos que se encargan de establecer conexiones a la re<text:span text:style-name="T7">d. </text:span><text:span text:style-name="T8">Gestión de tráfico, relaciona el paquete con el puerto.</text:span></text:p>
        </text:list-item>
        <text:list-item>
          <text:p text:style-name="P25">Red <text:span text:style-name="T7">o Internet</text:span>: <text:span text:style-name="T7">se encarga de enviar paquetes de datos a través de la red, permitiendo así que haya interconexión. </text:span><text:span text:style-name="T8">Se encarga del direccionamiento de redes.</text:span></text:p>
        </text:list-item>
        <text:list-item>
          <text:p text:style-name="P25">Acceso <text:span text:style-name="T7">a </text:span><text:span text:style-name="T8">la red </text:span>: <text:span text:style-name="T7">permite que los datos que se quieren enviar pasen a forma física.</text:span></text:p>
        </text:list-item>
      </text:list>
      <text:list xml:id="list174355636842284" text:continue-list="list174356155932718" text:style-name="L1">
        <text:list-item>
          <text:p text:style-name="P22"><text:span text:style-name="T3">¿Qué protocolos de aplicación se usa para la comunicación cliente servidor en entornos web? ¿En qué puertos </text:span><text:span text:style-name="T2">escuchan</text:span><text:span text:style-name="T3">?</text:span></text:p>
          <text:p text:style-name="P26">HTTP (puertos 80 y 443) <text:s/>y FTP (transferencia de archivos; puerto 21)</text:p>
        </text:list-item>
        <text:list-item>
          <text:p text:style-name="P27">Realiza un dibujo con la pila de protocolos TCP/IP implicados en una conexión segura a un servidor web. Separa la parte de aplicación con la de securización de la comunicación.</text:p>
        </text:list-item>
      </text:list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Aplicación</text:p>
          </table:table-cell>
          <table:table-cell table:style-name="Tabla1.B1" office:value-type="string">
            <text:p text:style-name="Table_20_Contents">NFS, DNS, RIP, RDISC</text:p>
          </table:table-cell>
        </table:table-row>
        <table:table-row>
          <table:table-cell table:style-name="Tabla1.A2" table:number-columns-spanned="2" office:value-type="string">
            <text:p text:style-name="P3">ENCRIPTADO</text:p>
          </table:table-cell>
          <table:covered-table-cell/>
        </table:table-row>
        <table:table-row>
          <table:table-cell table:style-name="Tabla1.A3" office:value-type="string">
            <text:p text:style-name="P2">Transporte</text:p>
          </table:table-cell>
          <table:table-cell table:style-name="Tabla1.A2" office:value-type="string">
            <text:p text:style-name="Table_20_Contents">TCP, UDP</text:p>
          </table:table-cell>
        </table:table-row>
        <table:table-row>
          <table:table-cell table:style-name="Tabla1.A3" office:value-type="string">
            <text:p text:style-name="P2">Red/Internet</text:p>
          </table:table-cell>
          <table:table-cell table:style-name="Tabla1.A2" office:value-type="string">
            <text:p text:style-name="Table_20_Contents">IPv4, IPv6, ARP, <text:span text:style-name="T8">NAT, RIP</text:span></text:p>
          </table:table-cell>
        </table:table-row>
        <table:table-row>
          <table:table-cell table:style-name="Tabla1.A3" office:value-type="string">
            <text:p text:style-name="P2">Acceso a <text:span text:style-name="T8">la red</text:span></text:p>
          </table:table-cell>
          <table:table-cell table:style-name="Tabla1.A2" office:value-type="string">
            <text:p text:style-name="Table_20_Contents">PPP, Ethernet</text:p>
          </table:table-cell>
        </table:table-row>
      </table:table>
      <text:p text:style-name="P4"/>
      <text:list xml:id="list174355443771152" text:continue-numbering="true" text:style-name="L1">
        <text:list-item>
          <text:p text:style-name="P27">¿Qué es una URL?</text:p>
        </text:list-item>
      </text:list>
      <text:p text:style-name="P6"><text:span text:style-name="T2"><text:tab/></text:span><text:span text:style-name="T8">URL (</text:span><text:span text:style-name="Emphasis">Uniform Resource Locator </text:span><text:span text:style-name="Emphasis"><text:span text:style-name="T8">o </text:span></text:span><text:span text:style-name="Emphasis">Localizador de Recursos Uniforme) </text:span><text:span text:style-name="Emphasis"><text:span text:style-name="T9">es un m</text:span></text:span><text:span text:style-name="T2">ecanismo empleado por navegadores para obtener recursos publicados en la web, </text:span><text:span text:style-name="T8">una dirección que se le da a un recurso en la web.</text:span></text:p>
      <text:list xml:id="list174356421657027" text:continue-numbering="true" text:style-name="L1">
        <text:list-item>
          <text:p text:style-name="P27">En las siguientes URLs, distingue el protocolo, la dirección del host y la referencia al recurso.</text:p>
        </text:list-item>
      </text:list>
      <text:list xml:id="list1097989025" text:style-name="L3">
        <text:list-item>
          <text:p text:style-name="P28"><text:a xlink:type="simple" xlink:href="https://web.mit.edu/rhel-doc/4/RH-DOCS/rhel-rg-es-4/s1-ftp-vsftpd-conf.html" text:style-name="Internet_20_link" text:visited-style-name="Visited_20_Internet_20_Link">https://web.mit.edu/rhel-doc/4/RH-DOCS/rhel-rg-es-4/s1-ftp-vsftpd-conf.html</text:a></text:p>
          <text:list>
            <text:list-item>
              <text:p text:style-name="P30"><text:soft-page-break/>https</text:p>
            </text:list-item>
            <text:list-item>
              <text:p text:style-name="P30">web.mit.edu</text:p>
            </text:list-item>
            <text:list-item>
              <text:p text:style-name="P30">rhel-doc/4/RH-DOCS/rhel-rg-es-4/s1-ftp-vsftpd-conf.html</text:p>
            </text:list-item>
          </text:list>
        </text:list-item>
      </text:list>
      <text:p text:style-name="P7"/>
      <text:list xml:id="list174356663617872" text:continue-numbering="true" text:style-name="L3">
        <text:list-item>
          <text:p text:style-name="P29"><text:a xlink:type="simple" xlink:href="https://ftp.csuc.cat/ubuntu/archieve/dists/bionic/Release.gpg" text:style-name="Internet_20_link" text:visited-style-name="Visited_20_Internet_20_Link">https://ftp.csuc.cat/ubuntu/archieve/dists/bionic/Release.gpg</text:a></text:p>
          <text:list>
            <text:list-item>
              <text:p text:style-name="P30">https</text:p>
            </text:list-item>
            <text:list-item>
              <text:p text:style-name="P30"><text:a xlink:type="simple" xlink:href="ftp://ftp.csuc.cat/" text:style-name="Internet_20_link" text:visited-style-name="Visited_20_Internet_20_Link">ftp.csuc.cat</text:a></text:p>
            </text:list-item>
            <text:list-item>
              <text:p text:style-name="P30">ubuntu/archieve/dists/bionic/Release.gpg</text:p>
              <text:p text:style-name="P31"/>
            </text:list-item>
          </text:list>
        </text:list-item>
        <text:list-item>
          <text:p text:style-name="P29"><text:a xlink:type="simple" xlink:href="ftp://ftp.example.com/pub/employee.csv" text:style-name="Internet_20_link" text:visited-style-name="Visited_20_Internet_20_Link">ftp://ftp.example.com/pub/employee.csv</text:a></text:p>
          <text:list>
            <text:list-item>
              <text:p text:style-name="P30">ftp</text:p>
            </text:list-item>
            <text:list-item>
              <text:p text:style-name="P30"><text:a xlink:type="simple" xlink:href="ftp://ftp.example.com/" text:style-name="Internet_20_link" text:visited-style-name="Visited_20_Internet_20_Link">ftp.example.com</text:a></text:p>
            </text:list-item>
            <text:list-item>
              <text:p text:style-name="P30">pub/employee.csv</text:p>
              <text:p text:style-name="P30"/>
            </text:list-item>
          </text:list>
        </text:list-item>
        <text:list-item>
          <text:p text:style-name="P33"><text:a xlink:type="simple" xlink:href="sftp://ftp.example.com/pub/file.txt" text:style-name="Internet_20_link" text:visited-style-name="Visited_20_Internet_20_Link"><text:span text:style-name="T4">s</text:span></text:a><text:a xlink:type="simple" xlink:href="sftp://ftp.example.com/pub/file.txt" text:style-name="Internet_20_link" text:visited-style-name="Visited_20_Internet_20_Link"><text:span text:style-name="T2">ftp://ftp.example.com/pub/</text:span></text:a><text:a xlink:type="simple" xlink:href="sftp://ftp.example.com/pub/file.txt" text:style-name="Internet_20_link" text:visited-style-name="Visited_20_Internet_20_Link"><text:span text:style-name="T4">file.txt</text:span></text:a></text:p>
          <text:list>
            <text:list-item>
              <text:p text:style-name="P30">sftp</text:p>
            </text:list-item>
            <text:list-item>
              <text:p text:style-name="P30"><text:a xlink:type="simple" xlink:href="ftp://ftp.example.com/" text:style-name="Internet_20_link" text:visited-style-name="Visited_20_Internet_20_Link">ftp.example.com</text:a></text:p>
            </text:list-item>
            <text:list-item>
              <text:p text:style-name="P30">pub/file.txt</text:p>
            </text:list-item>
          </text:list>
        </text:list-item>
      </text:list>
      <text:p text:style-name="P7"/>
      <text:list xml:id="list174356299492971" text:continue-numbering="true" text:style-name="L3">
        <text:list-item>
          <text:p text:style-name="P33"><text:a xlink:type="simple" xlink:href="https://www.youtube.com/watch?v=OQ5jsbhAv_M" text:style-name="Internet_20_link" text:visited-style-name="Visited_20_Internet_20_Link"><text:span text:style-name="T2">https://www.youtube.com/watch?v=OQ5jsbhAv_M</text:span></text:a></text:p>
          <text:list>
            <text:list-item>
              <text:p text:style-name="P30">https</text:p>
            </text:list-item>
            <text:list-item>
              <text:p text:style-name="P30"><text:a xlink:type="simple" xlink:href="http://www.youtube.com/" text:style-name="Internet_20_link" text:visited-style-name="Visited_20_Internet_20_Link">www.youtube.com</text:a></text:p>
            </text:list-item>
            <text:list-item>
              <text:p text:style-name="P32">watch</text:p>
            </text:list-item>
            <text:list-item>
              <text:p text:style-name="P32"><text:span text:style-name="T10">variables de red: </text:span>?v=OQ5jsbhAv_M</text:p>
              <text:p text:style-name="P30"/>
            </text:list-item>
          </text:list>
        </text:list-item>
        <text:list-item>
          <text:p text:style-name="P29"><text:a xlink:type="simple" xlink:href="http://rgcenteno.es/" text:style-name="Internet_20_link" text:visited-style-name="Visited_20_Internet_20_Link">http://rgcenteno.es/</text:a></text:p>
          <text:list>
            <text:list-item>
              <text:p text:style-name="P30">http</text:p>
            </text:list-item>
            <text:list-item>
              <text:p text:style-name="P30">rgcenteno.es</text:p>
            </text:list-item>
            <text:list-item>
              <text:p text:style-name="P30">/</text:p>
            </text:list-item>
          </text:list>
        </text:list-item>
      </text:list>
      <text:h text:style-name="P11" text:outline-level="1"><text:soft-page-break/>Web</text:h>
      <text:list xml:id="list3928416032" text:style-name="L4">
        <text:list-item>
          <text:p text:style-name="P34">Nombre tres software que se encarguen de la presentación, tres lenguajes de lógica de negocio web y tres bases de datos que conozcas.</text:p>
        </text:list-item>
      </text:list>
      <text:list xml:id="list3815757198" text:style-name="L5">
        <text:list-item>
          <text:p text:style-name="P35">Presentación: <text:span text:style-name="T11">HTML, </text:span><text:span text:style-name="T16">Twig (framework)</text:span><text:span text:style-name="T11">, CSS, </text:span><text:span text:style-name="T16">SpringBoot</text:span></text:p>
        </text:list-item>
        <text:list-item>
          <text:p text:style-name="P35">Lógica de negocio: <text:span text:style-name="T11">PHP, Python, Java</text:span></text:p>
        </text:list-item>
        <text:list-item>
          <text:p text:style-name="P35">Bases de dato<text:span text:style-name="T11">s: MySQL, MongoDB, MariadB</text:span></text:p>
        </text:list-item>
      </text:list>
      <text:list xml:id="list174356725017330" text:continue-list="list3928416032" text:style-name="L4">
        <text:list-item>
          <text:p text:style-name="P34">¿Qué es el W3C? Nombra tres estándares sobre los que trabaje el W3C.</text:p>
        </text:list-item>
      </text:list>
      <text:p text:style-name="P8"><text:tab/><text:span text:style-name="T11">World Wide </text:span><text:span text:style-name="T17">Web </text:span><text:span text:style-name="T11">Consortium se encarga de desarrollar estándares web internacionales. Estándares: </text:span><text:span text:style-name="T17">extensión de verificación de credenciales, </text:span></text:p>
      <text:list xml:id="list174355071189563" text:continue-numbering="true" text:style-name="L4">
        <text:list-item>
          <text:p text:style-name="P34">¿Qué tipo de codificación recomienda W3C?</text:p>
        </text:list-item>
      </text:list>
      <text:p text:style-name="P8"><text:tab/><text:span text:style-name="T11">UTF-8.</text:span></text:p>
      <text:list xml:id="list174355975063690" text:continue-numbering="true" text:style-name="L4">
        <text:list-item>
          <text:p text:style-name="P34"><text:span text:style-name="T5">Con ayuda del </text:span><text:a xlink:type="simple" xlink:href="https://www.itdo.com/blog/tu-web-tiene-barreras-accesibilidad-web/" text:style-name="Internet_20_link" text:visited-style-name="Visited_20_Internet_20_Link"><text:span text:style-name="T5">siguiente artículo</text:span></text:a><text:span text:style-name="T5"> contesta las siguientes cuestiones. </text:span><text:span text:style-name="T6">¿A qué nos referimos con hacer la web más accesible? </text:span>¿Cómo se llama <text:span text:style-name="T6">al conjunto de recomendaciones que hace el W3C para hacer una web más accesible</text:span>?</text:p>
        </text:list-item>
      </text:list>
      <text:p text:style-name="P8"><text:tab/><text:span text:style-name="T11">La accesibilidad permite que aquellas personas que tienen alguna discapacidad puedan acceder a estas webs sin problemas y sin discriminación. <text:s/>El conjunto de recomendaciones se llama WCAG.</text:span></text:p>
      <text:list xml:id="list174354721849770" text:continue-numbering="true" text:style-name="L4">
        <text:list-item>
          <text:p text:style-name="P36">Utiliza la herramienta A11YColor proporcionada en las herramientas <text:span text:style-name="T5">proporcionadas en la web del </text:span>WAI para comprobar la accesibilidad de las siguientes webs y marca cuantos problemas detectan:</text:p>
          <text:list>
            <text:list-item>
              <text:p text:style-name="P36"><text:a xlink:type="simple" xlink:href="https://as.com/meristation/" text:style-name="Internet_20_link" text:visited-style-name="Visited_20_Internet_20_Link">https://as.com/meristation/</text:a></text:p>
              <text:p text:style-name="P37"><text:span text:style-name="T14">42</text:span> errores, 2<text:span text:style-name="T14">57 </text:span>errores de contraste y <text:s/>12<text:span text:style-name="T14">2</text:span> alertas</text:p>
            </text:list-item>
            <text:list-item>
              <text:p text:style-name="P36"><text:a xlink:type="simple" xlink:href="https://www.lamoncloa.gob.es/" text:style-name="Internet_20_link" text:visited-style-name="Visited_20_Internet_20_Link">https://www.lamoncloa.gob.es</text:a></text:p>
              <text:p text:style-name="P38">1 error y 14<text:span text:style-name="T14">1 </text:span>alertas</text:p>
            </text:list-item>
            <text:list-item>
              <text:p text:style-name="P36"><text:a xlink:type="simple" xlink:href="https://www.playstation.com/en-us/" text:style-name="Internet_20_link" text:visited-style-name="Visited_20_Internet_20_Link">https://www.playstation.com/en-us/</text:a></text:p>
              <text:p text:style-name="P38">18 errores, 14 errores de contraste y 233 alertas</text:p>
            </text:list-item>
            <text:list-item>
              <text:p text:style-name="P36"><text:a xlink:type="simple" xlink:href="https://www.marca.com/" text:style-name="Internet_20_link" text:visited-style-name="Visited_20_Internet_20_Link">https://www.marca.com/</text:a></text:p>
              <text:p text:style-name="P37">2 errores y <text:span text:style-name="T14">44</text:span> alertas</text:p>
            </text:list-item>
            <text:list-item>
              <text:p text:style-name="P36"><text:s/><text:a xlink:type="simple" xlink:href="https://www.juegosonce.es/" text:style-name="Internet_20_link" text:visited-style-name="Visited_20_Internet_20_Link">https://www.juegosonce.es/</text:a></text:p>
              <text:p text:style-name="P38">7 errores <text:span text:style-name="T14">y 19</text:span> alertas</text:p>
            </text:list-item>
          </text:list>
        </text:list-item>
        <text:list-item>
          <text:p text:style-name="P39">Nombra dos servidores web que se utilicen para servir página PHP.</text:p>
        </text:list-item>
      </text:list>
      <text:p text:style-name="P9"><text:tab/><text:span text:style-name="T12">Apache, </text:span><text:span text:style-name="T13">Nginx </text:span><text:span text:style-name="T18">(no soporta .htaccess)</text:span><text:span text:style-name="T13">, </text:span><text:span text:style-name="T18">IIS.</text:span></text:p>
      <text:list xml:id="list174356735618399" text:continue-numbering="true" text:style-name="L4">
        <text:list-item>
          <text:p text:style-name="P40">Lee el siguiente artículo y rellena la tabla siguiente:</text:p>
        </text:list-item>
      </text:list>
      <text:p text:style-name="P42"><text:soft-page-break/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>
          <table:table-cell table:style-name="Tabla2.A1" office:value-type="string">
            <text:p text:style-name="P21"/>
          </table:table-cell>
          <table:table-cell table:style-name="Tabla2.B1" office:value-type="string">
            <text:p text:style-name="P18">DSO</text:p>
          </table:table-cell>
          <table:table-cell table:style-name="Tabla2.B1" office:value-type="string">
            <text:p text:style-name="P21">CGI</text:p>
          </table:table-cell>
          <table:table-cell table:style-name="Tabla2.B1" office:value-type="string">
            <text:p text:style-name="P21">FastCGI</text:p>
          </table:table-cell>
          <table:table-cell table:style-name="Tabla2.E1" office:value-type="string">
            <text:p text:style-name="P19">FPM</text:p>
          </table:table-cell>
          <table:table-cell table:style-name="Tabla2.F1" office:value-type="string">
            <text:p text:style-name="P19">Métrica</text:p>
          </table:table-cell>
        </table:table-row>
        <table:table-row>
          <table:table-cell table:style-name="Tabla2.A2" office:value-type="string">
            <text:p text:style-name="P21">Rendimiento</text:p>
          </table:table-cell>
          <table:table-cell table:style-name="Tabla2.B2" office:value-type="string">
            <text:p text:style-name="P14">Bueno</text:p>
          </table:table-cell>
          <table:table-cell table:style-name="Tabla2.B2" office:value-type="string">
            <text:p text:style-name="P15">Malo</text:p>
          </table:table-cell>
          <table:table-cell table:style-name="Tabla2.B2" office:value-type="string">
            <text:p text:style-name="P15">Bueno</text:p>
          </table:table-cell>
          <table:table-cell table:style-name="Tabla2.B2" office:value-type="string">
            <text:p text:style-name="P15">Bueno</text:p>
          </table:table-cell>
          <table:table-cell table:style-name="Tabla2.F2" office:value-type="string">
            <text:p text:style-name="P12">Bueno/Malo</text:p>
          </table:table-cell>
        </table:table-row>
        <table:table-row>
          <table:table-cell table:style-name="Tabla2.B2" office:value-type="string">
            <text:p text:style-name="P21">Consumo de recursos</text:p>
          </table:table-cell>
          <table:table-cell table:style-name="Tabla2.B2" office:value-type="string">
            <text:p text:style-name="P16">Alto</text:p>
          </table:table-cell>
          <table:table-cell table:style-name="Tabla2.B2" office:value-type="string">
            <text:p text:style-name="P15">Medio-alto</text:p>
            <text:p text:style-name="P17">(bajo en memoria y alto CPU)</text:p>
          </table:table-cell>
          <table:table-cell table:style-name="Tabla2.B2" office:value-type="string">
            <text:p text:style-name="P15">Medio</text:p>
            <text:p text:style-name="P17">(bajo en CPU y alto memoria)</text:p>
          </table:table-cell>
          <table:table-cell table:style-name="Tabla2.B2" office:value-type="string">
            <text:p text:style-name="P17">Bajo</text:p>
          </table:table-cell>
          <table:table-cell table:style-name="Tabla2.F2" office:value-type="string">
            <text:p text:style-name="P12">Alto, Medio-Alto, Medio, Bajo</text:p>
          </table:table-cell>
        </table:table-row>
        <table:table-row>
          <table:table-cell table:style-name="Tabla2.B2" office:value-type="string">
            <text:p text:style-name="P21">Archivos propiedad de Apache</text:p>
          </table:table-cell>
          <table:table-cell table:style-name="Tabla2.B2" office:value-type="string">
            <text:p text:style-name="P16">Sí</text:p>
          </table:table-cell>
          <table:table-cell table:style-name="Tabla2.B2" office:value-type="string">
            <text:p text:style-name="P16">Sí</text:p>
          </table:table-cell>
          <table:table-cell table:style-name="Tabla2.B2" office:value-type="string">
            <text:p text:style-name="P16">No</text:p>
          </table:table-cell>
          <table:table-cell table:style-name="Tabla2.B2" office:value-type="string">
            <text:p text:style-name="P16">No</text:p>
          </table:table-cell>
          <table:table-cell table:style-name="Tabla2.F2" office:value-type="string">
            <text:p text:style-name="P12">Sí/No</text:p>
          </table:table-cell>
        </table:table-row>
        <table:table-row>
          <table:table-cell table:style-name="Tabla2.B2" office:value-type="string">
            <text:p text:style-name="P21">Dificultad de configuración</text:p>
          </table:table-cell>
          <table:table-cell table:style-name="Tabla2.B2" office:value-type="string">
            <text:p text:style-name="P15">Baja</text:p>
          </table:table-cell>
          <table:table-cell table:style-name="Tabla2.B2" office:value-type="string">
            <text:p text:style-name="P15">Baja</text:p>
          </table:table-cell>
          <table:table-cell table:style-name="Tabla2.B2" office:value-type="string">
            <text:p text:style-name="P15">Alta</text:p>
          </table:table-cell>
          <table:table-cell table:style-name="Tabla2.B2" office:value-type="string">
            <text:p text:style-name="P15">Alta</text:p>
          </table:table-cell>
          <table:table-cell table:style-name="Tabla2.F2" office:value-type="string">
            <text:p text:style-name="P12">Alta/Baja</text:p>
          </table:table-cell>
        </table:table-row>
        <table:table-row>
          <table:table-cell table:style-name="Tabla2.B2" office:value-type="string">
            <text:p text:style-name="P21">Opciones de configuración</text:p>
          </table:table-cell>
          <table:table-cell table:style-name="Tabla2.B2" office:value-type="string">
            <text:p text:style-name="P16">Media</text:p>
          </table:table-cell>
          <table:table-cell table:style-name="Tabla2.B2" office:value-type="string">
            <text:p text:style-name="P16">Media</text:p>
          </table:table-cell>
          <table:table-cell table:style-name="Tabla2.B2" office:value-type="string">
            <text:p text:style-name="P16">Alta</text:p>
          </table:table-cell>
          <table:table-cell table:style-name="Tabla2.B2" office:value-type="string">
            <text:p text:style-name="P15">Muy alta</text:p>
          </table:table-cell>
          <table:table-cell table:style-name="Tabla2.F2" office:value-type="string">
            <text:p text:style-name="P12">Media, Alta, Muy Alta</text:p>
          </table:table-cell>
        </table:table-row>
        <table:table-row>
          <table:table-cell table:style-name="Tabla2.B2" office:value-type="string">
            <text:p text:style-name="P20">¿Permite varias versiones de PHP?</text:p>
          </table:table-cell>
          <table:table-cell table:style-name="Tabla2.B2" office:value-type="string">
            <text:p text:style-name="P16">No</text:p>
          </table:table-cell>
          <table:table-cell table:style-name="Tabla2.B2" office:value-type="string">
            <text:p text:style-name="P16">No</text:p>
          </table:table-cell>
          <table:table-cell table:style-name="Tabla2.B2" office:value-type="string">
            <text:p text:style-name="P15">Sí</text:p>
          </table:table-cell>
          <table:table-cell table:style-name="Tabla2.B2" office:value-type="string">
            <text:p text:style-name="P15">Sí</text:p>
          </table:table-cell>
          <table:table-cell table:style-name="Tabla2.F2" office:value-type="string">
            <text:p text:style-name="P13">Sí/No</text:p>
          </table:table-cell>
        </table:table-row>
      </table:table>
      <text:p text:style-name="P42"/>
      <text:list xml:id="list855548646" text:style-name="L6">
        <text:list-item>
          <text:p text:style-name="P41">¿Cuál te parece una buena elección para entornos de desarrollo o entornos de pruebas?</text:p>
          <text:list>
            <text:list-item>
              <text:p text:style-name="P49">Desarrollo: DSO</text:p>
            </text:list-item>
            <text:list-item>
              <text:p text:style-name="P49">Pruebas: FastCGI</text:p>
            </text:list-item>
          </text:list>
        </text:list-item>
        <text:list-item>
          <text:p text:style-name="P43">¿Y si el entorno de desarrollo necesita varias versiones de PHP?</text:p>
          <text:list>
            <text:list-item>
              <text:p text:style-name="P49">F<text:span text:style-name="T20">PM</text:span></text:p>
            </text:list-item>
          </text:list>
        </text:list-item>
        <text:list-item>
          <text:p text:style-name="P43">¿Cuál elegirías para entornos con muchísimo tráfico?</text:p>
          <text:list>
            <text:list-item>
              <text:p text:style-name="P50">FPM</text:p>
            </text:list-item>
          </text:list>
        </text:list-item>
      </text:list>
      <text:p text:style-name="P44"/>
      <text:list xml:id="list174356158076467" text:continue-list="list174356735618399" text:style-name="L4">
        <text:list-item>
          <text:p text:style-name="P47">L<text:span text:style-name="T19">ee </text:span>el <text:s/><text:a xlink:type="simple" xlink:href="https://www.itdo.com/blog/estandares-web-w3c-vs-whatwg/" text:style-name="Internet_20_link" text:visited-style-name="Visited_20_Internet_20_Link"><text:span text:style-name="T5">siguiente artículo</text:span></text:a><text:span text:style-name="T5"> y contesta las preguntas:</text:span></text:p>
        </text:list-item>
      </text:list>
      <text:list xml:id="list2243826851" text:style-name="L7">
        <text:list-item>
          <text:list>
            <text:list-item>
              <text:p text:style-name="P45">¿Cuál fue el conflicto que provocó el nacimiento de WHATWG?</text:p>
              <text:list>
                <text:list-item>
                  <text:p text:style-name="P46">Un desacuerdo en un meeting del W3C en el que se querían centrar en XHTML como evolución del HTML. </text:p>
                </text:list-item>
              </text:list>
            </text:list-item>
            <text:list-item>
              <text:p text:style-name="P45">¿Cuál es la principal diferencia entre XHTML vs HTML?</text:p>
              <text:list>
                <text:list-item>
                  <text:p text:style-name="P46">El XHTML es más estricto, lo que permite una mayor detección de errores y mayor facilidad para aplicar cambios.</text:p>
                </text:list-item>
                <text:list-item>
                  <text:p text:style-name="P48">XHTML tiene las restricciones propias de XML pero incorporando además elementos de HTML</text:p>
                </text:list-item>
              </text:list>
              <text:p text:style-name="P45"/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rsid="000bc8bc" officeooo:paragraph-rsid="000bc8b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ara Comesaña Varela – Tarea 1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12:10:50.417941818</meta:creation-date>
    <dc:date>2024-09-16T17:43:54.501130173</dc:date>
    <meta:editing-duration>PT56M43S</meta:editing-duration>
    <meta:editing-cycles>8</meta:editing-cycles>
    <meta:generator>LibreOffice/7.3.7.2$Linux_X86_64 LibreOffice_project/30$Build-2</meta:generator>
    <meta:document-statistic meta:table-count="2" meta:image-count="0" meta:object-count="0" meta:page-count="4" meta:paragraph-count="135" meta:word-count="816" meta:character-count="5094" meta:non-whitespace-character-count="4462"/>
  </office:meta>
</office:document-meta>
</file>